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F</mi>
              </mrow>
            </mstyle>
            <mrow>
              <mi/>
              <mo stretchy="false">=</mo>
              <mi/>
            </mrow>
            <mover accent="true">
              <mstyle mathvariant="bold">
                <mrow>
                  <mi>p</mi>
                </mrow>
              </mstyle>
              <mo stretchy="false">˙</mo>
            </mover>
            <mrow>
              <mi/>
              <mo stretchy="false">=</mo>
              <mi/>
            </mrow>
            <mfrac>
              <mrow>
                <mtext>d</mtext>
              </mrow>
              <mrow>
                <mtext>d</mtext>
                <mi>t</mi>
              </mrow>
            </mfrac>
            <mrow>
              <mo stretchy="false">(</mo>
              <mrow>
                <msub>
                  <mi>m</mi>
                  <mi>t</mi>
                </msub>
                <mstyle mathvariant="bold">
                  <mrow>
                    <mi>v</mi>
                  </mrow>
                </mstyle>
              </mrow>
              <mo stretchy="false">)</mo>
            </mrow>
          </mrow>
        </mtd>
      </mtr>
      <mtr>
        <mtd>
          <mrow>
            <mtext>bzw.</mtext>
          </mrow>
        </mtd>
      </mtr>
      <mtr>
        <mtd>
          <mrow>
            <mstyle mathvariant="bold">
              <mrow>
                <mi>F</mi>
              </mrow>
            </mstyle>
            <mrow>
              <mi/>
              <mo stretchy="false">=</mo>
              <mi/>
            </mrow>
            <msub>
              <mi>m</mi>
              <mi>t</mi>
            </msub>
            <mover accent="true">
              <mstyle mathvariant="bold">
                <mrow>
                  <mi>r</mi>
                </mrow>
              </mstyle>
              <mo stretchy="false">¨</mo>
            </mover>
            <mrow>
              <mi/>
              <mo stretchy="false">=</mo>
              <mi/>
            </mrow>
            <msub>
              <mi>m</mi>
              <mi>t</mi>
            </msub>
            <mstyle mathvariant="bold">
              <mrow>
                <mi>a</mi>
              </mrow>
            </mstyle>
          </mrow>
        </mtd>
      </mtr>
      <mtr>
        <mtd>
          <mrow>
            <mtext>mit</mtext>
          </mrow>
        </mtd>
      </mtr>
      <mtr>
        <mtd>
          <mrow>
            <mstyle mathvariant="bold">
              <mrow>
                <mi>F</mi>
              </mrow>
            </mstyle>
            <mrow>
              <mi/>
              <mo stretchy="false">=</mo>
              <mi/>
            </mrow>
            <mstyle mathvariant="bold">
              <mrow>
                <mi>F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style mathvariant="bold">
                  <mrow>
                    <mover accent="true">
                      <mi>r</mi>
                      <mo stretchy="false">˙</mo>
                    </mover>
                  </mrow>
                </mstyle>
                <mi>,</mi>
                <mi>t</mi>
              </mrow>
              <mo stretchy="false">)</mo>
            </mrow>
          </mrow>
        </mtd>
      </mtr>
    </mtable>
    <annotation encoding="StarMath 5.0">alignc bold F `=` dot bold p `=` {"d"} over {"d"t} (m _t bold v) newline
alignc "bzw." newline
bold F `=` m_t ddot bold r `=` m_t bold a newline
alignc "mit" newline
bold F `=` bold F (bold r , bold dot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1:54:03.724000000</meta:creation-date>
    <meta:generator>LibreOffice/4.1.4.2$Windows_x86 LibreOffice_project/0a0440ccc0227ad9829de5f46be37cfb6edcf72</meta:generator>
  </office:meta>
</office:document-meta>
</file>